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1396572E84942B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8953in" draw:z-index="0"><draw:image xlink:href="Pictures/10000000000007800000043831396572E84942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4T20:40:21.445000000</meta:creation-date>
    <dc:date>2022-02-24T20:41:17.754000000</dc:date>
    <meta:editing-duration>PT5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5.2$Windows_X86_64 LibreOffice_project/499f9727c189e6ef3471021d6132d4c694f357e5</meta:generator>
  </office:meta>
</office:document-meta>
</file>